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99F6887071.png"/>
  <manifest:file-entry manifest:media-type="image/png" manifest:full-path="Pictures/100000000000006F00000098586344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4c4c4c" draw:marker-start-width="0.39cm" draw:marker-end="Arrow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color="#000000" fo:font-size="9pt" style:font-size-asian="9pt" style:font-size-complex="9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09cm" svg:height="4.047cm" svg:x="0.091cm" svg:y="0.86cm">
          <draw:image xlink:href="Pictures/100000000000006E00000099F6887071.png" xlink:type="simple" xlink:show="embed" xlink:actuate="onLoad">
            <text:p/>
          </draw:image>
        </draw:frame>
        <draw:frame draw:style-name="gr1" draw:text-style-name="P1" draw:layer="layout" svg:width="2.936cm" svg:height="4.021cm" svg:x="5cm" svg:y="0.879cm">
          <draw:image xlink:href="Pictures/100000000000006F00000098586344B0.png" xlink:type="simple" xlink:show="embed" xlink:actuate="onLoad">
            <text:p/>
          </draw:image>
        </draw:frame>
        <draw:line draw:style-name="gr2" draw:text-style-name="P1" draw:layer="layout" svg:x1="3.3cm" svg:y1="2cm" svg:x2="4.8cm" svg:y2="2cm">
          <text:p/>
        </draw:line>
        <draw:frame draw:style-name="gr3" draw:text-style-name="P3" draw:layer="layout" svg:width="2.28cm" svg:height="0.607cm" svg:x="0.5cm" svg:y="0.007cm">
          <draw:text-box>
            <text:p text:style-name="P2"><text:span text:style-name="T1">Version 3.13</text:span></text:p>
          </draw:text-box>
        </draw:frame>
        <draw:frame draw:style-name="gr3" draw:text-style-name="P3" draw:layer="layout" svg:width="2.28cm" svg:height="0.607cm" svg:x="5.22cm" svg:y="0.007cm">
          <draw:text-box>
            <text:p text:style-name="P2"><text:span text:style-name="T1">Version 3.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cm" fo:margin-left="0cm" fo:margin-right="0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ser </meta:initial-creator>
    <meta:creation-date>2011-03-20T13:54:07</meta:creation-date>
    <dc:date>2011-03-20T14:51:42</dc:date>
    <dc:creator>user </dc:creator>
    <meta:editing-duration>PT00H43M55S</meta:editing-duration>
    <meta:editing-cycles>4</meta:editing-cycles>
    <meta:generator>OpenOffice.org/3.2$Linux OpenOffice.org_project/320m12$Build-9483</meta:generator>
    <meta:document-statistic meta:object-count="5"/>
  </office:meta>
</office:document-meta>
</file>